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estEvent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GenericTestEvent.SmartGenericTestEvent( Object source ,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pplicationEventListenerTests.createGenericTestEvent(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plicationEventListenerTests.getGenericApplicationEventType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EventListener.onApplicationEvent( GenericTestEvent &lt; ? &gt;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awApplicationListener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Event.StringEvent( Object source ,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GenericTestEvent.get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Event.LongEvent( Object source , Lo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ventListener.onApplicationEvent( GenericTestEvent &lt; String &gt;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TestEvent.GenericTestEvent( Object source ,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perBoundEventListener.onApplicationEvent( GenericTestEvent &lt; ? extends RuntimeException &gt;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EventListener.onApplicationEvent( GenericTestEvent &lt; Object &gt;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